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10 月 份" calcext:value-type="string">
              <text:p><text:s text:c="7"/>中 華 民 國 102 年 10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559" calcext:value-type="float">
            <text:p><text:s text:c="3"/>4,559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3" calcext:value-type="float">
            <text:p><text:s text:c="3"/>2.30 </text:p>
          </table:table-cell>
          <table:table-cell table:style-name="ce27" office:value-type="float" office:value="4268" calcext:value-type="float">
            <text:p><text:s text:c="3"/>4,268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23" office:value-type="float" office:value="2.15" calcext:value-type="float">
            <text:p><text:s text:c="3"/>2.15 </text:p>
          </table:table-cell>
          <table:table-cell table:style-name="ce27" office:value-type="float" office:value="17521" calcext:value-type="float">
            <text:p><text:s text:c="3"/>17,521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83" calcext:value-type="float">
            <text:p><text:s text:c="3"/>8.83 </text:p>
          </table:table-cell>
          <table:table-cell table:style-name="ce27" office:value-type="float" office:value="13253" calcext:value-type="float">
            <text:p><text:s text:c="3"/>13,253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68" calcext:value-type="float">
            <text:p><text:s text:c="3"/>6.68 </text:p>
          </table:table-cell>
          <table:table-cell table:style-name="ce27" office:value-type="float" office:value="13222" calcext:value-type="float">
            <text:p><text:s text:c="3"/>13,222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66" calcext:value-type="float">
            <text:p><text:s text:c="3"/>6.66 </text:p>
          </table:table-cell>
          <table:table-cell table:style-name="ce27" office:value-type="float" office:value="4933" calcext:value-type="float">
            <text:p><text:s text:c="3"/>4,933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9" calcext:value-type="float">
            <text:p><text:s text:c="3"/>2.49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954" calcext:value-type="float">
            <text:p><text:s text:c="3"/>954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2.84" calcext:value-type="float">
            <text:p><text:s text:c="3"/>2.84 </text:p>
          </table:table-cell>
          <table:table-cell table:style-name="ce27" office:value-type="float" office:value="1298" calcext:value-type="float">
            <text:p><text:s text:c="3"/>1,298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87" calcext:value-type="float">
            <text:p><text:s text:c="3"/>3.87 </text:p>
          </table:table-cell>
          <table:table-cell table:style-name="ce27" office:value-type="float" office:value="3133" calcext:value-type="float">
            <text:p><text:s text:c="3"/>3,133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33" calcext:value-type="float">
            <text:p><text:s text:c="3"/>9.33 </text:p>
          </table:table-cell>
          <table:table-cell table:style-name="ce27" office:value-type="float" office:value="1835" calcext:value-type="float">
            <text:p><text:s text:c="3"/>1,835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7" calcext:value-type="float">
            <text:p><text:s text:c="3"/>5.47 </text:p>
          </table:table-cell>
          <table:table-cell table:style-name="ce27" office:value-type="float" office:value="2559" calcext:value-type="float">
            <text:p><text:s text:c="3"/>2,559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2" calcext:value-type="float">
            <text:p><text:s text:c="3"/>7.62 </text:p>
          </table:table-cell>
          <table:table-cell table:style-name="ce27" office:value-type="float" office:value="971" calcext:value-type="float">
            <text:p><text:s text:c="3"/>971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38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255" calcext:value-type="float">
            <text:p><text:s text:c="3"/>1,255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51" calcext:value-type="float">
            <text:p><text:s text:c="3"/>5.51 </text:p>
          </table:table-cell>
          <table:table-cell table:style-name="ce27" office:value-type="float" office:value="979" calcext:value-type="float">
            <text:p><text:s text:c="3"/>979 </text:p>
          </table:table-cell>
          <table:table-cell table:style-name="ce23" office:value-type="float" office:value="0.36" calcext:value-type="float">
            <text:p><text:s text:c="3"/>0.36 </text:p>
          </table:table-cell>
          <table:table-cell table:style-name="ce23" office:value-type="float" office:value="4.3" calcext:value-type="float">
            <text:p><text:s text:c="3"/>4.30 </text:p>
          </table:table-cell>
          <table:table-cell table:style-name="ce27" office:value-type="float" office:value="2335" calcext:value-type="float">
            <text:p><text:s text:c="3"/>2,335 </text:p>
          </table:table-cell>
          <table:table-cell table:style-name="ce23" office:value-type="float" office:value="0.87" calcext:value-type="float">
            <text:p><text:s text:c="3"/>0.87 </text:p>
          </table:table-cell>
          <table:table-cell table:style-name="ce23" office:value-type="float" office:value="10.25" calcext:value-type="float">
            <text:p><text:s text:c="3"/>10.25 </text:p>
          </table:table-cell>
          <table:table-cell table:style-name="ce27" office:value-type="float" office:value="1356" calcext:value-type="float">
            <text:p><text:s text:c="3"/>1,356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5.95" calcext:value-type="float">
            <text:p><text:s text:c="3"/>5.95 </text:p>
          </table:table-cell>
          <table:table-cell table:style-name="ce27" office:value-type="float" office:value="1746" calcext:value-type="float">
            <text:p><text:s text:c="3"/>1,746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6" calcext:value-type="float">
            <text:p><text:s text:c="3"/>7.66 </text:p>
          </table:table-cell>
          <table:table-cell table:style-name="ce27" office:value-type="float" office:value="462" calcext:value-type="float">
            <text:p><text:s text:c="3"/>462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146" calcext:value-type="float">
            <text:p><text:s text:c="3"/>1,146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" calcext:value-type="float">
            <text:p><text:s text:c="3"/>5.00 </text:p>
          </table:table-cell>
          <table:table-cell table:style-name="ce27" office:value-type="float" office:value="846" calcext:value-type="float">
            <text:p><text:s text:c="3"/>846 </text:p>
          </table:table-cell>
          <table:table-cell table:style-name="ce23" office:value-type="float" office:value="0.31" calcext:value-type="float">
            <text:p><text:s text:c="3"/>0.31 </text:p>
          </table:table-cell>
          <table:table-cell table:style-name="ce23" office:value-type="float" office:value="3.69" calcext:value-type="float">
            <text:p><text:s text:c="3"/>3.69 </text:p>
          </table:table-cell>
          <table:table-cell table:style-name="ce27" office:value-type="float" office:value="2153" calcext:value-type="float">
            <text:p><text:s text:c="3"/>2,153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39" calcext:value-type="float">
            <text:p><text:s text:c="3"/>9.39 </text:p>
          </table:table-cell>
          <table:table-cell table:style-name="ce27" office:value-type="float" office:value="1307" calcext:value-type="float">
            <text:p><text:s text:c="3"/>1,307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7" calcext:value-type="float">
            <text:p><text:s text:c="3"/>5.70 </text:p>
          </table:table-cell>
          <table:table-cell table:style-name="ce27" office:value-type="float" office:value="1588" calcext:value-type="float">
            <text:p><text:s text:c="3"/>1,588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3" calcext:value-type="float">
            <text:p><text:s text:c="3"/>6.93 </text:p>
          </table:table-cell>
          <table:table-cell table:style-name="ce27" office:value-type="float" office:value="546" calcext:value-type="float">
            <text:p><text:s text:c="3"/>546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8" calcext:value-type="float">
            <text:p><text:s text:c="3"/>2.3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26" calcext:value-type="float">
            <text:p><text:s/>－26 </text:p>
          </table:table-cell>
          <table:table-cell table:style-name="ce23" office:value-type="float" office:value="-0.01" calcext:value-type="float">
            <text:p><text:s/>－0.01 </text:p>
          </table:table-cell>
          <table:table-cell table:style-name="ce23" office:value-type="float" office:value="-0.16" calcext:value-type="float">
            <text:p><text:s/>－0.16 </text:p>
          </table:table-cell>
          <table:table-cell table:style-name="ce27" office:value-type="float" office:value="86" calcext:value-type="float">
            <text:p><text:s text:c="3"/>86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7" office:value-type="float" office:value="1286" calcext:value-type="float">
            <text:p><text:s text:c="3"/>1,286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04" calcext:value-type="float">
            <text:p><text:s text:c="3"/>8.04 </text:p>
          </table:table-cell>
          <table:table-cell table:style-name="ce27" office:value-type="float" office:value="1200" calcext:value-type="float">
            <text:p><text:s text:c="3"/>1,200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" calcext:value-type="float">
            <text:p><text:s text:c="3"/>7.50 </text:p>
          </table:table-cell>
          <table:table-cell table:style-name="ce27" office:value-type="float" office:value="954" calcext:value-type="float">
            <text:p><text:s text:c="3"/>954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5.97" calcext:value-type="float">
            <text:p><text:s text:c="3"/>5.97 </text:p>
          </table:table-cell>
          <table:table-cell table:style-name="ce27" office:value-type="float" office:value="343" calcext:value-type="float">
            <text:p><text:s text:c="3"/>343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4" calcext:value-type="float">
            <text:p><text:s text:c="3"/>2.14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81" calcext:value-type="float">
            <text:p><text:s text:c="3"/>181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7" office:value-type="float" office:value="210" calcext:value-type="float">
            <text:p><text:s text:c="3"/>210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7" office:value-type="float" office:value="1919" calcext:value-type="float">
            <text:p><text:s text:c="3"/>1,919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3" calcext:value-type="float">
            <text:p><text:s text:c="3"/>8.13 </text:p>
          </table:table-cell>
          <table:table-cell table:style-name="ce27" office:value-type="float" office:value="1709" calcext:value-type="float">
            <text:p><text:s text:c="3"/>1,709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24" calcext:value-type="float">
            <text:p><text:s text:c="3"/>7.24 </text:p>
          </table:table-cell>
          <table:table-cell table:style-name="ce27" office:value-type="float" office:value="1406" calcext:value-type="float">
            <text:p><text:s text:c="3"/>1,406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5.96" calcext:value-type="float">
            <text:p><text:s text:c="3"/>5.96 </text:p>
          </table:table-cell>
          <table:table-cell table:style-name="ce27" office:value-type="float" office:value="623" calcext:value-type="float">
            <text:p><text:s text:c="3"/>623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4" calcext:value-type="float">
            <text:p><text:s text:c="3"/>2.64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401" calcext:value-type="float">
            <text:p><text:s text:c="3"/>401 </text:p>
          </table:table-cell>
          <table:table-cell table:style-name="ce23" office:value-type="float" office:value="0.04" calcext:value-type="float">
            <text:p><text:s text:c="3"/>0.04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7" office:value-type="float" office:value="773" calcext:value-type="float">
            <text:p><text:s text:c="3"/>773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99" calcext:value-type="float">
            <text:p><text:s text:c="3"/>0.99 </text:p>
          </table:table-cell>
          <table:table-cell table:style-name="ce27" office:value-type="float" office:value="6564" calcext:value-type="float">
            <text:p><text:s text:c="3"/>6,564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37" calcext:value-type="float">
            <text:p><text:s text:c="3"/>8.37 </text:p>
          </table:table-cell>
          <table:table-cell table:style-name="ce27" office:value-type="float" office:value="5791" calcext:value-type="float">
            <text:p><text:s text:c="3"/>5,791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38" calcext:value-type="float">
            <text:p><text:s text:c="3"/>7.38 </text:p>
          </table:table-cell>
          <table:table-cell table:style-name="ce27" office:value-type="float" office:value="4923" calcext:value-type="float">
            <text:p><text:s text:c="3"/>4,923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8" calcext:value-type="float">
            <text:p><text:s text:c="3"/>6.28 </text:p>
          </table:table-cell>
          <table:table-cell table:style-name="ce27" office:value-type="float" office:value="1970" calcext:value-type="float">
            <text:p><text:s text:c="3"/>1,97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1" calcext:value-type="float">
            <text:p><text:s text:c="3"/>2.51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2" calcext:value-type="float">
            <text:p><text:s/>－22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4" office:value-type="float" office:value="-0.56" calcext:value-type="float">
            <text:p><text:s/>－0.56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001" calcext:value-type="float">
            <text:p><text:s text:c="3"/>0.00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8" office:value-type="float" office:value="300" calcext:value-type="float">
            <text:p><text:s text:c="3"/>300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7" calcext:value-type="float">
            <text:p><text:s text:c="3"/>7.70 </text:p>
          </table:table-cell>
          <table:table-cell table:style-name="ce28" office:value-type="float" office:value="299" calcext:value-type="float">
            <text:p><text:s text:c="3"/>29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8" calcext:value-type="float">
            <text:p><text:s text:c="3"/>7.68 </text:p>
          </table:table-cell>
          <table:table-cell table:style-name="ce28" office:value-type="float" office:value="225" calcext:value-type="float">
            <text:p><text:s text:c="3"/>22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28" office:value-type="float" office:value="81" calcext:value-type="float">
            <text:p><text:s text:c="3"/>8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915" calcext:value-type="float">
            <text:p><text:s text:c="3"/>915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28" calcext:value-type="float">
            <text:p><text:s text:c="3"/>5.28 </text:p>
          </table:table-cell>
          <table:table-cell table:style-name="ce28" office:value-type="float" office:value="522" calcext:value-type="float">
            <text:p><text:s text:c="3"/>522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01" calcext:value-type="float">
            <text:p><text:s text:c="3"/>3.01 </text:p>
          </table:table-cell>
          <table:table-cell table:style-name="ce28" office:value-type="float" office:value="1448" calcext:value-type="float">
            <text:p><text:s text:c="3"/>1,448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5" calcext:value-type="float">
            <text:p><text:s text:c="3"/>8.35 </text:p>
          </table:table-cell>
          <table:table-cell table:style-name="ce28" office:value-type="float" office:value="926" calcext:value-type="float">
            <text:p><text:s text:c="3"/>926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4" calcext:value-type="float">
            <text:p><text:s text:c="3"/>5.34 </text:p>
          </table:table-cell>
          <table:table-cell table:style-name="ce28" office:value-type="float" office:value="1298" calcext:value-type="float">
            <text:p><text:s text:c="3"/>1,298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49" calcext:value-type="float">
            <text:p><text:s text:c="3"/>7.49 </text:p>
          </table:table-cell>
          <table:table-cell table:style-name="ce28" office:value-type="float" office:value="538" calcext:value-type="float">
            <text:p><text:s text:c="3"/>538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79" calcext:value-type="float">
            <text:p><text:s text:c="3"/>379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3" calcext:value-type="float">
            <text:p><text:s text:c="3"/>8.43 </text:p>
          </table:table-cell>
          <table:table-cell table:style-name="ce28" office:value-type="float" office:value="178" calcext:value-type="float">
            <text:p><text:s text:c="3"/>178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3.96" calcext:value-type="float">
            <text:p><text:s text:c="3"/>3.96 </text:p>
          </table:table-cell>
          <table:table-cell table:style-name="ce28" office:value-type="float" office:value="458" calcext:value-type="float">
            <text:p><text:s text:c="3"/>458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19" calcext:value-type="float">
            <text:p><text:s text:c="3"/>10.19 </text:p>
          </table:table-cell>
          <table:table-cell table:style-name="ce28" office:value-type="float" office:value="280" calcext:value-type="float">
            <text:p><text:s text:c="3"/>280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3" calcext:value-type="float">
            <text:p><text:s text:c="3"/>6.23 </text:p>
          </table:table-cell>
          <table:table-cell table:style-name="ce28" office:value-type="float" office:value="355" calcext:value-type="float">
            <text:p><text:s text:c="3"/>355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" calcext:value-type="float">
            <text:p><text:s text:c="3"/>7.90 </text:p>
          </table:table-cell>
          <table:table-cell table:style-name="ce28" office:value-type="float" office:value="135" calcext:value-type="float">
            <text:p><text:s text:c="3"/>135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45" calcext:value-type="float">
            <text:p><text:s text:c="3"/>145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02" calcext:value-type="float">
            <text:p><text:s text:c="3"/>3.02 </text:p>
          </table:table-cell>
          <table:table-cell table:style-name="ce28" office:value-type="float" office:value="112" calcext:value-type="float">
            <text:p><text:s text:c="3"/>11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3" calcext:value-type="float">
            <text:p><text:s text:c="3"/>2.33 </text:p>
          </table:table-cell>
          <table:table-cell table:style-name="ce28" office:value-type="float" office:value="495" calcext:value-type="float">
            <text:p><text:s text:c="3"/>495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31" calcext:value-type="float">
            <text:p><text:s text:c="3"/>10.31 </text:p>
          </table:table-cell>
          <table:table-cell table:style-name="ce28" office:value-type="float" office:value="383" calcext:value-type="float">
            <text:p><text:s text:c="3"/>383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7.98" calcext:value-type="float">
            <text:p><text:s text:c="3"/>7.98 </text:p>
          </table:table-cell>
          <table:table-cell table:style-name="ce28" office:value-type="float" office:value="333" calcext:value-type="float">
            <text:p><text:s text:c="3"/>333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4" calcext:value-type="float">
            <text:p><text:s text:c="3"/>6.94 </text:p>
          </table:table-cell>
          <table:table-cell table:style-name="ce28" office:value-type="float" office:value="132" calcext:value-type="float">
            <text:p><text:s text:c="3"/>13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40" calcext:value-type="float">
            <text:p><text:s/>－240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18" calcext:value-type="float">
            <text:p><text:s/>－2.18 </text:p>
          </table:table-cell>
          <table:table-cell table:style-name="ce28" office:value-type="float" office:value="295" calcext:value-type="float">
            <text:p><text:s text:c="3"/>295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68" calcext:value-type="float">
            <text:p><text:s text:c="3"/>2.68 </text:p>
          </table:table-cell>
          <table:table-cell table:style-name="ce28" office:value-type="float" office:value="1043" calcext:value-type="float">
            <text:p><text:s text:c="3"/>1,043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7" calcext:value-type="float">
            <text:p><text:s text:c="3"/>9.47 </text:p>
          </table:table-cell>
          <table:table-cell table:style-name="ce28" office:value-type="float" office:value="748" calcext:value-type="float">
            <text:p><text:s text:c="3"/>74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79" calcext:value-type="float">
            <text:p><text:s text:c="3"/>6.79 </text:p>
          </table:table-cell>
          <table:table-cell table:style-name="ce28" office:value-type="float" office:value="685" calcext:value-type="float">
            <text:p><text:s text:c="3"/>685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2" calcext:value-type="float">
            <text:p><text:s text:c="3"/>6.22 </text:p>
          </table:table-cell>
          <table:table-cell table:style-name="ce28" office:value-type="float" office:value="194" calcext:value-type="float">
            <text:p><text:s text:c="3"/>194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83" calcext:value-type="float">
            <text:p><text:s/>－283 </text:p>
          </table:table-cell>
          <table:table-cell table:style-name="ce24" office:value-type="float" office:value="-0.55" calcext:value-type="float">
            <text:p><text:s/>－0.55 </text:p>
          </table:table-cell>
          <table:table-cell table:style-name="ce24" office:value-type="float" office:value="-6.43" calcext:value-type="float">
            <text:p><text:s/>－6.43 </text:p>
          </table:table-cell>
          <table:table-cell table:style-name="ce28" office:value-type="float" office:value="-116" calcext:value-type="float">
            <text:p><text:s/>－116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64" calcext:value-type="float">
            <text:p><text:s/>－2.64 </text:p>
          </table:table-cell>
          <table:table-cell table:style-name="ce28" office:value-type="float" office:value="292" calcext:value-type="float">
            <text:p><text:s text:c="3"/>292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28" office:value-type="float" office:value="408" calcext:value-type="float">
            <text:p><text:s text:c="3"/>408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8" calcext:value-type="float">
            <text:p><text:s text:c="3"/>9.28 </text:p>
          </table:table-cell>
          <table:table-cell table:style-name="ce28" office:value-type="float" office:value="239" calcext:value-type="float">
            <text:p><text:s text:c="3"/>239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01" calcext:value-type="float">
            <text:p><text:s/>－201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34" calcext:value-type="float">
            <text:p><text:s/>－3.34 </text:p>
          </table:table-cell>
          <table:table-cell table:style-name="ce28" office:value-type="float" office:value="-90" calcext:value-type="float">
            <text:p><text:s/>－90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" calcext:value-type="float">
            <text:p><text:s/>－1.50 </text:p>
          </table:table-cell>
          <table:table-cell table:style-name="ce28" office:value-type="float" office:value="472" calcext:value-type="float">
            <text:p><text:s text:c="3"/>472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4" calcext:value-type="float">
            <text:p><text:s text:c="3"/>7.84 </text:p>
          </table:table-cell>
          <table:table-cell table:style-name="ce28" office:value-type="float" office:value="562" calcext:value-type="float">
            <text:p><text:s text:c="3"/>562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4" calcext:value-type="float">
            <text:p><text:s text:c="3"/>9.34 </text:p>
          </table:table-cell>
          <table:table-cell table:style-name="ce28" office:value-type="float" office:value="285" calcext:value-type="float">
            <text:p><text:s text:c="3"/>285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4" calcext:value-type="float">
            <text:p><text:s text:c="3"/>4.74 </text:p>
          </table:table-cell>
          <table:table-cell table:style-name="ce28" office:value-type="float" office:value="145" calcext:value-type="float">
            <text:p><text:s text:c="3"/>14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54" calcext:value-type="float">
            <text:p><text:s/>－254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24" office:value-type="float" office:value="-5.64" calcext:value-type="float">
            <text:p><text:s/>－5.64 </text:p>
          </table:table-cell>
          <table:table-cell table:style-name="ce28" office:value-type="float" office:value="-173" calcext:value-type="float">
            <text:p><text:s/>－173 </text:p>
          </table:table-cell>
          <table:table-cell table:style-name="ce24" office:value-type="float" office:value="-0.33" calcext:value-type="float">
            <text:p><text:s/>－0.33 </text:p>
          </table:table-cell>
          <table:table-cell table:style-name="ce24" office:value-type="float" office:value="-3.84" calcext:value-type="float">
            <text:p><text:s/>－3.84 </text:p>
          </table:table-cell>
          <table:table-cell table:style-name="ce28" office:value-type="float" office:value="257" calcext:value-type="float">
            <text:p><text:s text:c="3"/>257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1" calcext:value-type="float">
            <text:p><text:s text:c="3"/>5.71 </text:p>
          </table:table-cell>
          <table:table-cell table:style-name="ce28" office:value-type="float" office:value="430" calcext:value-type="float">
            <text:p><text:s text:c="3"/>430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5" calcext:value-type="float">
            <text:p><text:s text:c="3"/>9.55 </text:p>
          </table:table-cell>
          <table:table-cell table:style-name="ce28" office:value-type="float" office:value="213" calcext:value-type="float">
            <text:p><text:s text:c="3"/>213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3" calcext:value-type="float">
            <text:p><text:s text:c="3"/>4.73 </text:p>
          </table:table-cell>
          <table:table-cell table:style-name="ce28" office:value-type="float" office:value="103" calcext:value-type="float">
            <text:p><text:s text:c="3"/>10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77" calcext:value-type="float">
            <text:p><text:s/>－477 </text:p>
          </table:table-cell>
          <table:table-cell table:style-name="ce24" office:value-type="float" office:value="-0.56" calcext:value-type="float">
            <text:p><text:s/>－0.56 </text:p>
          </table:table-cell>
          <table:table-cell table:style-name="ce24" office:value-type="float" office:value="-6.58" calcext:value-type="float">
            <text:p><text:s/>－6.58 </text:p>
          </table:table-cell>
          <table:table-cell table:style-name="ce28" office:value-type="float" office:value="-159" calcext:value-type="float">
            <text:p><text:s/>－159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19" calcext:value-type="float">
            <text:p><text:s/>－2.19 </text:p>
          </table:table-cell>
          <table:table-cell table:style-name="ce28" office:value-type="float" office:value="470" calcext:value-type="float">
            <text:p><text:s text:c="3"/>470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8" calcext:value-type="float">
            <text:p><text:s text:c="3"/>6.48 </text:p>
          </table:table-cell>
          <table:table-cell table:style-name="ce28" office:value-type="float" office:value="629" calcext:value-type="float">
            <text:p><text:s text:c="3"/>629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68" calcext:value-type="float">
            <text:p><text:s text:c="3"/>8.68 </text:p>
          </table:table-cell>
          <table:table-cell table:style-name="ce28" office:value-type="float" office:value="349" calcext:value-type="float">
            <text:p><text:s text:c="3"/>349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2" calcext:value-type="float">
            <text:p><text:s text:c="3"/>4.82 </text:p>
          </table:table-cell>
          <table:table-cell table:style-name="ce28" office:value-type="float" office:value="155" calcext:value-type="float">
            <text:p><text:s text:c="3"/>155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53" calcext:value-type="float">
            <text:p><text:s/>－53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77" calcext:value-type="float">
            <text:p><text:s/>－2.77 </text:p>
          </table:table-cell>
          <table:table-cell table:style-name="ce28" office:value-type="float" office:value="-53" calcext:value-type="float">
            <text:p><text:s/>－53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77" calcext:value-type="float">
            <text:p><text:s/>－2.77 </text:p>
          </table:table-cell>
          <table:table-cell table:style-name="ce28" office:value-type="float" office:value="158" calcext:value-type="float">
            <text:p><text:s text:c="3"/>158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211" calcext:value-type="float">
            <text:p><text:s text:c="3"/>211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04" calcext:value-type="float">
            <text:p><text:s text:c="3"/>11.04 </text:p>
          </table:table-cell>
          <table:table-cell table:style-name="ce28" office:value-type="float" office:value="92" calcext:value-type="float">
            <text:p><text:s text:c="3"/>92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2" calcext:value-type="float">
            <text:p><text:s text:c="3"/>4.82 </text:p>
          </table:table-cell>
          <table:table-cell table:style-name="ce28" office:value-type="float" office:value="64" calcext:value-type="float">
            <text:p><text:s text:c="3"/>64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39" office:value-type="float" office:value="3.35" calcext:value-type="float">
            <text:p><text:s text:c="3"/>3.3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5" calcext:value-type="float">
            <text:p><text:s/>－25 </text:p>
          </table:table-cell>
          <table:table-cell table:style-name="ce24" office:value-type="float" office:value="-0.07" calcext:value-type="float">
            <text:p><text:s/>－0.07 </text:p>
          </table:table-cell>
          <table:table-cell table:style-name="ce24" office:value-type="float" office:value="-0.88" calcext:value-type="float">
            <text:p><text:s/>－0.88 </text:p>
          </table:table-cell>
          <table:table-cell table:style-name="ce28" office:value-type="float" office:value="-31" calcext:value-type="float">
            <text:p><text:s/>－31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09" calcext:value-type="float">
            <text:p><text:s/>－1.09 </text:p>
          </table:table-cell>
          <table:table-cell table:style-name="ce28" office:value-type="float" office:value="251" calcext:value-type="float">
            <text:p><text:s text:c="3"/>251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5" calcext:value-type="float">
            <text:p><text:s text:c="3"/>8.85 </text:p>
          </table:table-cell>
          <table:table-cell table:style-name="ce28" office:value-type="float" office:value="282" calcext:value-type="float">
            <text:p><text:s text:c="3"/>282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94" calcext:value-type="float">
            <text:p><text:s text:c="3"/>9.94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8" calcext:value-type="float">
            <text:p><text:s text:c="3"/>6.98 </text:p>
          </table:table-cell>
          <table:table-cell table:style-name="ce28" office:value-type="float" office:value="88" calcext:value-type="float">
            <text:p><text:s text:c="3"/>88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574" calcext:value-type="float">
            <text:p><text:s text:c="3"/>574 </text:p>
          </table:table-cell>
          <table:table-cell table:style-name="ce24" office:value-type="float" office:value="5.77" calcext:value-type="float">
            <text:p><text:s text:c="3"/>5.77 </text:p>
          </table:table-cell>
          <table:table-cell table:style-name="ce24" office:value-type="float" office:value="67.91" calcext:value-type="float">
            <text:p><text:s text:c="3"/>67.91 </text:p>
          </table:table-cell>
          <table:table-cell table:style-name="ce28" office:value-type="float" office:value="19" calcext:value-type="float">
            <text:p><text:s text:c="3"/>19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24" calcext:value-type="float">
            <text:p><text:s text:c="3"/>2.24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91" calcext:value-type="float">
            <text:p><text:s text:c="3"/>9.91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7" calcext:value-type="float">
            <text:p><text:s text:c="3"/>7.67 </text:p>
          </table:table-cell>
          <table:table-cell table:style-name="ce28" office:value-type="float" office:value="38" calcext:value-type="float">
            <text:p><text:s text:c="3"/>38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48" calcext:value-type="float">
            <text:p><text:s text:c="3"/>4.48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39" office:value-type="float" office:value="3.19" calcext:value-type="float">
            <text:p><text:s text:c="3"/>3.1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09" calcext:value-type="float">
            <text:p><text:s/>－209 </text:p>
          </table:table-cell>
          <table:table-cell table:style-name="ce24" office:value-type="float" office:value="-0.56" calcext:value-type="float">
            <text:p><text:s/>－0.56 </text:p>
          </table:table-cell>
          <table:table-cell table:style-name="ce24" office:value-type="float" office:value="-6.55" calcext:value-type="float">
            <text:p><text:s/>－6.55 </text:p>
          </table:table-cell>
          <table:table-cell table:style-name="ce28" office:value-type="float" office:value="-48" calcext:value-type="float">
            <text:p><text:s/>－48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1" calcext:value-type="float">
            <text:p><text:s/>－1.51 </text:p>
          </table:table-cell>
          <table:table-cell table:style-name="ce28" office:value-type="float" office:value="195" calcext:value-type="float">
            <text:p><text:s text:c="3"/>195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2" calcext:value-type="float">
            <text:p><text:s text:c="3"/>6.12 </text:p>
          </table:table-cell>
          <table:table-cell table:style-name="ce28" office:value-type="float" office:value="243" calcext:value-type="float">
            <text:p><text:s text:c="3"/>243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2" calcext:value-type="float">
            <text:p><text:s text:c="3"/>7.62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24" calcext:value-type="float">
            <text:p><text:s text:c="3"/>5.24 </text:p>
          </table:table-cell>
          <table:table-cell table:style-name="ce18" office:value-type="float" office:value="97" calcext:value-type="float">
            <text:p><text:s text:c="3"/>97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89" calcext:value-type="float">
            <text:p><text:s text:c="3"/>289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28" office:value-type="float" office:value="295" calcext:value-type="float">
            <text:p><text:s text:c="3"/>295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2" calcext:value-type="float">
            <text:p><text:s text:c="3"/>8.12 </text:p>
          </table:table-cell>
          <table:table-cell table:style-name="ce28" office:value-type="float" office:value="465" calcext:value-type="float">
            <text:p><text:s text:c="3"/>465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2.8" calcext:value-type="float">
            <text:p><text:s text:c="3"/>12.80 </text:p>
          </table:table-cell>
          <table:table-cell table:style-name="ce28" office:value-type="float" office:value="170" calcext:value-type="float">
            <text:p><text:s text:c="3"/>170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68" calcext:value-type="float">
            <text:p><text:s text:c="3"/>4.68 </text:p>
          </table:table-cell>
          <table:table-cell table:style-name="ce28" office:value-type="float" office:value="313" calcext:value-type="float">
            <text:p><text:s text:c="3"/>313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2" calcext:value-type="float">
            <text:p><text:s text:c="3"/>8.62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37" calcext:value-type="float">
            <text:p><text:s/>－137 </text:p>
          </table:table-cell>
          <table:table-cell table:style-name="ce24" office:value-type="float" office:value="-0.51" calcext:value-type="float">
            <text:p><text:s/>－0.51 </text:p>
          </table:table-cell>
          <table:table-cell table:style-name="ce24" office:value-type="float" office:value="-5.95" calcext:value-type="float">
            <text:p><text:s/>－5.95 </text:p>
          </table:table-cell>
          <table:table-cell table:style-name="ce28" office:value-type="float" office:value="21" calcext:value-type="float">
            <text:p><text:s text:c="3"/>2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8" office:value-type="float" office:value="176" calcext:value-type="float">
            <text:p><text:s text:c="3"/>176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5" calcext:value-type="float">
            <text:p><text:s text:c="3"/>7.65 </text:p>
          </table:table-cell>
          <table:table-cell table:style-name="ce28" office:value-type="float" office:value="155" calcext:value-type="float">
            <text:p><text:s text:c="3"/>155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3" calcext:value-type="float">
            <text:p><text:s text:c="3"/>6.73 </text:p>
          </table:table-cell>
          <table:table-cell table:style-name="ce28" office:value-type="float" office:value="133" calcext:value-type="float">
            <text:p><text:s text:c="3"/>133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648" calcext:value-type="float">
            <text:p><text:s text:c="3"/>648 </text:p>
          </table:table-cell>
          <table:table-cell table:style-name="ce23" office:value-type="float" office:value="4.95" calcext:value-type="float">
            <text:p><text:s text:c="3"/>4.95 </text:p>
          </table:table-cell>
          <table:table-cell table:style-name="ce23" office:value-type="float" office:value="58.26" calcext:value-type="float">
            <text:p><text:s text:c="3"/>58.26 </text:p>
          </table:table-cell>
          <table:table-cell table:style-name="ce27" office:value-type="float" office:value="76" calcext:value-type="float">
            <text:p><text:s text:c="3"/>76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2" calcext:value-type="float">
            <text:p><text:s text:c="3"/>6.82 </text:p>
          </table:table-cell>
          <table:table-cell table:style-name="ce27" office:value-type="float" office:value="131" calcext:value-type="float">
            <text:p><text:s text:c="3"/>131 </text:p>
          </table:table-cell>
          <table:table-cell table:style-name="ce23" office:value-type="float" office:value="1" calcext:value-type="float">
            <text:p><text:s text:c="3"/>1.00 </text:p>
          </table:table-cell>
          <table:table-cell table:style-name="ce23" office:value-type="float" office:value="11.75" calcext:value-type="float">
            <text:p><text:s text:c="3"/>11.75 </text:p>
          </table:table-cell>
          <table:table-cell table:style-name="ce27" office:value-type="float" office:value="55" calcext:value-type="float">
            <text:p><text:s text:c="3"/>55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4.93" calcext:value-type="float">
            <text:p><text:s text:c="3"/>4.93 </text:p>
          </table:table-cell>
          <table:table-cell table:style-name="ce27" office:value-type="float" office:value="46" calcext:value-type="float">
            <text:p><text:s text:c="3"/>46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13" calcext:value-type="float">
            <text:p><text:s text:c="3"/>4.13 </text:p>
          </table:table-cell>
          <table:table-cell table:style-name="ce17" office:value-type="float" office:value="18" calcext:value-type="float">
            <text:p><text:s text:c="3"/>18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38" office:value-type="float" office:value="1.61" calcext:value-type="float">
            <text:p><text:s text:c="3"/>1.61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10" calcext:value-type="float">
            <text:p><text:s text:c="3"/>610 </text:p>
          </table:table-cell>
          <table:table-cell table:style-name="ce25" office:value-type="float" office:value="5.13" calcext:value-type="float">
            <text:p><text:s text:c="3"/>5.13 </text:p>
          </table:table-cell>
          <table:table-cell table:style-name="ce25" office:value-type="float" office:value="60.39" calcext:value-type="float">
            <text:p><text:s text:c="3"/>60.39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31" office:value-type="float" office:value="0.54" calcext:value-type="float">
            <text:p><text:s text:c="3"/>0.54 </text:p>
          </table:table-cell>
          <table:table-cell table:style-name="ce31" office:value-type="float" office:value="6.32" calcext:value-type="float">
            <text:p><text:s text:c="3"/>6.32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31" office:value-type="float" office:value="0.98" calcext:value-type="float">
            <text:p><text:s text:c="3"/>0.98 </text:p>
          </table:table-cell>
          <table:table-cell table:style-name="ce31" office:value-type="float" office:value="11.55" calcext:value-type="float">
            <text:p><text:s text:c="3"/>11.55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31" office:value-type="float" office:value="0.44" calcext:value-type="float">
            <text:p><text:s text:c="3"/>0.44 </text:p>
          </table:table-cell>
          <table:table-cell table:style-name="ce31" office:value-type="float" office:value="5.23" calcext:value-type="float">
            <text:p><text:s text:c="3"/>5.23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31" office:value-type="float" office:value="0.37" calcext:value-type="float">
            <text:p><text:s text:c="3"/>0.37 </text:p>
          </table:table-cell>
          <table:table-cell table:style-name="ce31" office:value-type="float" office:value="4.35" calcext:value-type="float">
            <text:p><text:s text:c="3"/>4.35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31" office:value-type="float" office:value="0.14" calcext:value-type="float">
            <text:p><text:s text:c="3"/>0.14 </text:p>
          </table:table-cell>
          <table:table-cell table:style-name="ce40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4" office:value-type="float" office:value="3.16" calcext:value-type="float">
            <text:p><text:s text:c="3"/>3.16 </text:p>
          </table:table-cell>
          <table:table-cell table:style-name="ce24" office:value-type="float" office:value="37.16" calcext:value-type="float">
            <text:p><text:s text:c="3"/>37.16 </text:p>
          </table:table-cell>
          <table:table-cell table:style-name="ce28" office:value-type="float" office:value="12" calcext:value-type="float">
            <text:p><text:s text:c="3"/>12 </text:p>
          </table:table-cell>
          <table:table-cell table:style-name="ce24" office:value-type="float" office:value="1" calcext:value-type="float">
            <text:p><text:s text:c="3"/>1.00 </text:p>
          </table:table-cell>
          <table:table-cell table:style-name="ce24" office:value-type="float" office:value="11.72" calcext:value-type="float">
            <text:p><text:s text:c="3"/>11.72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1.16" calcext:value-type="float">
            <text:p><text:s text:c="3"/>1.16 </text:p>
          </table:table-cell>
          <table:table-cell table:style-name="ce24" office:value-type="float" office:value="13.67" calcext:value-type="float">
            <text:p><text:s text:c="3"/>13.67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1.95" calcext:value-type="float">
            <text:p><text:s text:c="3"/>1.95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1.95" calcext:value-type="float">
            <text:p><text:s text:c="3"/>1.95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39" office:value-type="float" office:value="0.98" calcext:value-type="float">
            <text:p><text:s text:c="3"/>0.98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11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11-04T18:41:00</dc:date>
    <meta:print-date>2013-08-02T16:08:5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